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Line_20_Arrow" draw:marker-end-width="0.3cm" draw:fill="none" draw:textarea-vertical-align="middl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width="0.02cm" svg:stroke-color="#000000" draw:marker-start-width="0.03cm" draw:marker-end-width="0.0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draw:marker-start-width="0.23cm" draw:marker-end="Line_20_Arrow" draw:marker-end-width="0.2cm" draw:marker-end-center="false" draw:fill="none" draw:textarea-vertical-align="middle" fo:padding-top="0.135cm" fo:padding-bottom="0.135cm" fo:padding-left="0.26cm" fo:padding-right="0.26cm" draw:start-line-spacing-horizontal="0cm" draw:start-line-spacing-vertical="0cm" draw:end-line-spacing-horizontal="0cm" draw:end-line-spacing-vertical="0cm"/>
    </style:style>
    <style:style style:name="gr13" style:family="graphic" style:parent-style-name="objectwithoutfill">
      <style:graphic-properties svg:stroke-width="0.02cm" draw:marker-start-width="0.23cm" draw:marker-end="Line_20_Arrow" draw:marker-end-width="0.2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draw:marker-start-width="0.03cm" draw:marker-end="Jans-Linien-Pfeil" draw:marker-end-width="0.2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000000" draw:marker-start-width="0.24cm" draw:marker-end-width="0.2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draw:marker-start-width="0.23cm" draw:marker-end="Line_20_Arrow" draw:marker-end-width="0.2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width="0.02cm" svg:stroke-color="#000000" draw:marker-start-width="0.03cm" draw:marker-end="Jans-Linien-Pfeil" draw:marker-end-width="0.2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2cm" svg:stroke-color="#000000" draw:marker-start-width="0.03cm" draw:marker-end-width="0.0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family="Arial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family="Arial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2" draw:id="id2" draw:layer="layout" svg:width="3.3cm" svg:height="1.6cm" svg:x="4.3cm" svg:y="4.7cm">
          <text:p text:style-name="P1"><text:span text:style-name="T1">Mashup Benutzer</text:span></text:p>
          <text:p text:style-name="P1"><text:span text:style-name="T1">ruft die Mashup-</text:span></text:p>
          <text:p text:style-name="P1"><text:span text:style-name="T1">Webseite a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7cm" svg:height="18.6cm" svg:x="2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0.7cm" svg:x="2cm" svg:y="1.6cm">
          <text:p text:style-name="P1"><text:span text:style-name="T1">ad Mashup Benutzer benutzt Mashu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6cm" svg:height="0.6cm" svg:x="5.6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9cm" svg:y1="3.5cm" svg:x2="5.95cm" svg:y2="4.7cm" draw:start-shape="id1" draw:start-glue-point="8" draw:end-shape="id2" draw:end-glue-point="0" svg:d="m5900 3500v589h50v611">
          <text:p/>
        </draw:connector>
        <draw:custom-shape draw:style-name="gr1" draw:text-style-name="P2" xml:id="id4" draw:id="id4" draw:layer="layout" svg:width="3.3cm" svg:height="1.6cm" svg:x="4.3cm" svg:y="12.7cm">
          <text:p text:style-name="P1"><text:span text:style-name="T1">Mashup</text:span></text:p>
          <text:p text:style-name="P1"><text:span text:style-name="T1">auswäh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95cm" svg:y1="6.3cm" svg:x2="5.95cm" svg:y2="7.9cm" draw:start-shape="id2" draw:start-glue-point="2" draw:end-shape="id3" draw:end-glue-point="4" svg:d="m5950 6300v1600">
          <text:p/>
        </draw:connector>
        <draw:custom-shape draw:style-name="gr1" draw:text-style-name="P2" xml:id="id5" draw:id="id5" draw:layer="layout" svg:width="3.3cm" svg:height="1.6cm" svg:x="4.3cm" svg:y="15.5cm">
          <text:p text:style-name="P1"><text:span text:style-name="T1">Mashup-Resultate</text:span></text:p>
          <text:p text:style-name="P1"><text:span text:style-name="T1">anzei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95cm" svg:y1="14.3cm" svg:x2="5.95cm" svg:y2="15.5cm" draw:start-shape="id4" draw:start-glue-point="2" draw:end-shape="id5" draw:end-glue-point="0" svg:d="m5950 14300v1200">
          <text:p/>
        </draw:connector>
        <draw:custom-shape draw:style-name="gr6" draw:text-style-name="P1" xml:id="id3" draw:id="id3" draw:layer="layout" svg:width="0.9cm" svg:height="0.9cm" svg:x="5.5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95cm" svg:y1="8.8cm" svg:x2="5.95cm" svg:y2="9.9cm" draw:start-shape="id3" draw:start-glue-point="6" draw:end-shape="id6" draw:end-glue-point="0" svg:d="m5950 8800v1100">
          <text:p/>
        </draw:connector>
        <draw:frame draw:style-name="gr7" draw:text-style-name="P3" draw:layer="layout" svg:width="3.529cm" svg:height="0.64cm" svg:x="2.671cm" svg:y="8.76cm">
          <draw:text-box>
            <text:p><text:span text:style-name="T1">[Mashup verfügbar]</text:span></text:p>
          </draw:text-box>
        </draw:frame>
        <draw:frame draw:style-name="gr7" draw:text-style-name="P3" draw:layer="layout" svg:width="4.274cm" svg:height="0.64cm" svg:x="6.2cm" svg:y="7.76cm">
          <draw:text-box>
            <text:p><text:span text:style-name="T1">[kein Mashup verfügbar]</text:span></text:p>
          </draw:text-box>
        </draw:frame>
        <draw:connector draw:style-name="gr5" draw:text-style-name="P1" draw:layer="layout" svg:x1="6.4cm" svg:y1="8.35cm" svg:x2="13.55cm" svg:y2="7.4cm" draw:start-shape="id3" draw:start-glue-point="7" draw:end-shape="id7" draw:end-glue-point="2" svg:d="m6400 8350h7150v-950">
          <text:p/>
        </draw:connector>
        <draw:custom-shape draw:style-name="gr1" draw:text-style-name="P2" xml:id="id6" draw:id="id6" draw:layer="layout" svg:width="3.3cm" svg:height="1.6cm" svg:x="4.3cm" svg:y="9.9cm">
          <text:p text:style-name="P1"><text:span text:style-name="T1">Mögliche</text:span></text:p>
          <text:p text:style-name="P1"><text:span text:style-name="T1">Mashup(s)</text:span></text:p>
          <text:p text:style-name="P1"><text:span text:style-name="T1">anzei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95cm" svg:y1="11.5cm" svg:x2="5.95cm" svg:y2="12.7cm" draw:start-shape="id6" draw:start-glue-point="2" draw:end-shape="id4" draw:end-glue-point="0" svg:d="m5950 11500v1200">
          <text:p/>
        </draw:connector>
        <draw:custom-shape draw:style-name="gr1" draw:text-style-name="P2" xml:id="id7" draw:id="id7" draw:layer="layout" svg:width="3.3cm" svg:height="1.6cm" svg:x="11.9cm" svg:y="5.8cm">
          <text:p text:style-name="P1"><text:span text:style-name="T1">„</text:span><text:span text:style-name="T1">Kein Mashup</text:span></text:p>
          <text:p text:style-name="P1"><text:span text:style-name="T1">verfügbar“</text:span></text:p>
          <text:p text:style-name="P1"><text:span text:style-name="T1">anzei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226cm -0.05cm" svg:x1="13.55cm" svg:y1="5.8cm" svg:x2="7.6cm" svg:y2="5.5cm" draw:start-shape="id7" draw:start-glue-point="0" draw:end-shape="id2" draw:end-glue-point="1" svg:d="m13550 5800v-300h-3849v0h-2101">
          <text:p/>
        </draw:connector>
        <draw:g xml:id="id8" draw:id="id8">
          <draw:custom-shape draw:style-name="gr4" draw:text-style-name="P1" draw:layer="layout" svg:width="0.6cm" svg:height="0.6cm" svg:x="5.6cm" svg:y="1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8cm" svg:height="0.8cm" svg:x="5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5.95cm" svg:y1="17.1cm" svg:x2="5.9cm" svg:y2="18cm" draw:start-shape="id5" draw:start-glue-point="2" draw:end-shape="id8" draw:end-glue-point="0" svg:d="m5950 17100v463h-50v437">
          <text:p/>
        </draw:connector>
        <draw:frame draw:style-name="gr7" draw:text-style-name="P3" draw:layer="layout" svg:width="2.991cm" svg:height="0.64cm" svg:x="4.271cm" svg:y="18.86cm">
          <draw:text-box>
            <text:p><text:span text:style-name="T1">Mashup benutzt</text:span></text:p>
          </draw:text-box>
        </draw:frame>
      </draw:page>
      <draw:page draw:name="page2" draw:style-name="dp1" draw:master-page-name="Standard">
        <draw:custom-shape draw:style-name="gr9" draw:text-style-name="P4" xml:id="id10" draw:id="id10" draw:layer="layout" svg:width="3cm" svg:height="1.5cm" svg:x="2.3cm" svg:y="3.5cm">
          <text:p text:style-name="P4"><text:span text:style-name="T2">Mashup Manager</text:span></text:p>
          <text:p text:style-name="P4"><text:span text:style-name="T2">kopiert</text:span></text:p>
          <text:p text:style-name="P4"><text:span text:style-name="T2">Default-Mash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0.4cm" svg:height="23cm" svg:x="2cm" svg:y="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9cm" svg:height="0.7cm" svg:x="2cm" svg:y="1.6cm">
          <text:p text:style-name="P5"><text:span text:style-name="T3">ad </text:span><text:span text:style-name="T4">Mashup</text:span><text:span text:style-name="T5"> </text:span><text:span text:style-name="T4">Manager</text:span><text:span text:style-name="T5"> </text:span><text:span text:style-name="T4">erstellt</text:span><text:span text:style-name="T5"> </text:span><text:span text:style-name="T6">Mashu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4cm" svg:height="0.4cm" svg:x="3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3.8cm" svg:y1="3cm" svg:x2="3.8cm" svg:y2="3.5cm" draw:start-shape="id9" draw:start-glue-point="8" draw:end-shape="id10" draw:end-glue-point="0" svg:d="m3800 3000v500">
          <text:p/>
        </draw:connector>
        <draw:custom-shape draw:style-name="gr9" draw:text-style-name="P4" xml:id="id12" draw:id="id12" draw:layer="layout" svg:width="3cm" svg:height="1.5cm" svg:x="2.3cm" svg:y="12cm">
          <text:p text:style-name="P4"><text:span text:style-name="T2">Auslesen der</text:span></text:p>
          <text:p text:style-name="P4"><text:span text:style-name="T2">Quellen anpass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.8cm" svg:y1="5cm" svg:x2="3.8cm" svg:y2="5.9cm" draw:start-shape="id10" draw:start-glue-point="2" draw:end-shape="id11" draw:end-glue-point="0" svg:d="m3800 5000v900">
          <text:p/>
        </draw:connector>
        <draw:custom-shape draw:style-name="gr9" draw:text-style-name="P4" xml:id="id13" draw:id="id13" draw:layer="layout" svg:width="3cm" svg:height="1.5cm" svg:x="2.3cm" svg:y="14.1cm">
          <text:p text:style-name="P4"><text:span text:style-name="T2">Ausgabe des</text:span></text:p>
          <text:p text:style-name="P4"><text:span text:style-name="T2">Mashups</text:span></text:p>
          <text:p text:style-name="P4"><text:span text:style-name="T2">anpass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8cm" svg:y1="13.5cm" svg:x2="3.8cm" svg:y2="14.1cm" draw:start-shape="id12" draw:start-glue-point="2" draw:end-shape="id13" draw:end-glue-point="0" svg:d="m3800 13500v600">
          <text:p/>
        </draw:connector>
        <draw:connector draw:style-name="gr14" draw:text-style-name="P1" draw:layer="layout" svg:x1="3.8cm" svg:y1="7.4cm" svg:x2="3.8cm" svg:y2="8cm" draw:start-shape="id11" draw:start-glue-point="2" draw:end-shape="id14" draw:end-glue-point="0" svg:d="m3800 7400v600">
          <text:p/>
        </draw:connector>
        <draw:custom-shape draw:style-name="gr9" draw:text-style-name="P4" xml:id="id14" draw:id="id14" draw:layer="layout" svg:width="3cm" svg:height="1.5cm" svg:x="2.3cm" svg:y="8cm">
          <text:p text:style-name="P4"><text:span text:style-name="T2">Quelle 2</text:span></text:p>
          <text:p text:style-name="P4"><text:span text:style-name="T2">bestimm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8cm" svg:y1="9.5cm" svg:x2="3.85cm" svg:y2="10.35cm" draw:start-shape="id14" draw:start-glue-point="2" draw:end-shape="id15" draw:end-glue-point="4" svg:d="m3800 9500v426h50v424">
          <text:p/>
        </draw:connector>
        <draw:g xml:id="id17" draw:id="id17">
          <draw:custom-shape draw:style-name="gr15" draw:text-style-name="P1" draw:layer="layout" svg:width="0.6cm" svg:height="0.6cm" svg:x="3.5cm" svg:y="2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8cm" svg:height="0.8cm" svg:x="3.4cm" svg:y="22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14" draw:text-style-name="P1" draw:layer="layout" svg:x1="3.85cm" svg:y1="21.7cm" svg:x2="3.8cm" svg:y2="22.7cm" draw:start-shape="id16" draw:start-glue-point="6" draw:end-shape="id17" draw:end-glue-point="0" svg:d="m3850 21700v501h-50v499">
          <text:p/>
        </draw:connector>
        <draw:frame draw:style-name="gr7" draw:text-style-name="P6" draw:layer="layout" svg:width="2.665cm" svg:height="0.603cm" svg:x="2.471cm" svg:y="23.56cm">
          <draw:text-box>
            <text:p text:style-name="P6"><text:span text:style-name="T2">Mashup erstellt</text:span></text:p>
          </draw:text-box>
        </draw:frame>
        <draw:custom-shape draw:style-name="gr9" draw:text-style-name="P4" xml:id="id11" draw:id="id11" draw:layer="layout" svg:width="3cm" svg:height="1.5cm" svg:x="2.3cm" svg:y="5.9cm">
          <text:p text:style-name="P4"><text:span text:style-name="T2">Quelle 1</text:span></text:p>
          <text:p text:style-name="P4"><text:span text:style-name="T2">bestimm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5" draw:id="id15" draw:layer="layout" svg:width="0.9cm" svg:height="0.9cm" svg:x="3.4cm" svg:y="10.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4" xml:id="id18" draw:id="id18" draw:layer="layout" svg:width="3cm" svg:height="1.5cm" svg:x="8.55cm" svg:y="10.05cm">
          <text:p text:style-name="P4"><text:span text:style-name="T2">weitere</text:span></text:p>
          <text:p text:style-name="P4"><text:span text:style-name="T2">Quelle</text:span></text:p>
          <text:p text:style-name="P4"><text:span text:style-name="T2">bestimm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4.3cm" svg:y1="10.8cm" svg:x2="8.55cm" svg:y2="10.8cm" draw:start-shape="id15" draw:start-glue-point="7" draw:end-shape="id18" draw:end-glue-point="3" svg:d="m4300 10800h4250">
          <text:p/>
        </draw:connector>
        <draw:connector draw:style-name="gr14" draw:text-style-name="P1" draw:layer="layout" draw:line-skew="0.26cm" svg:x1="10.05cm" svg:y1="10.05cm" svg:x2="3.846cm" svg:y2="9.87cm" draw:start-shape="id18" draw:start-glue-point="0" svg:d="m10050 10050v-250h-6204v70">
          <text:p/>
        </draw:connector>
        <draw:frame draw:style-name="gr18" draw:text-style-name="P6" draw:layer="layout" svg:width="4.05cm" svg:height="0.603cm" svg:x="4.1cm" svg:y="10.2cm">
          <draw:text-box>
            <text:p text:style-name="P6"><text:span text:style-name="T2">[weiterer Quelle benötigt]</text:span></text:p>
          </draw:text-box>
        </draw:frame>
        <draw:frame draw:style-name="gr7" draw:text-style-name="P6" draw:layer="layout" svg:width="2.741cm" svg:height="0.955cm" svg:x="3.7cm" svg:y="11.1cm">
          <draw:text-box>
            <text:p text:style-name="P6"><text:span text:style-name="T2">[keine weitere </text:span></text:p>
            <text:p text:style-name="P6"><text:span text:style-name="T2">Quelle benötigt]</text:span></text:p>
          </draw:text-box>
        </draw:frame>
        <draw:connector draw:style-name="gr14" draw:text-style-name="P1" draw:layer="layout" svg:x1="3.8cm" svg:y1="19.8cm" svg:x2="3.85cm" svg:y2="20.8cm" draw:start-shape="id19" draw:start-glue-point="2" draw:end-shape="id16" draw:end-glue-point="4" svg:d="m3800 19800v501h50v499">
          <text:p/>
        </draw:connector>
        <draw:custom-shape draw:style-name="gr19" draw:text-style-name="P1" xml:id="id16" draw:id="id16" draw:layer="layout" svg:width="0.9cm" svg:height="0.9cm" svg:x="3.4cm" svg:y="20.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3" draw:text-style-name="P1" draw:layer="layout" draw:line-skew="7.189cm" svg:x1="4.3cm" svg:y1="21.25cm" svg:x2="3.77cm" svg:y2="5.342cm" draw:start-shape="id16" draw:start-glue-point="7" svg:d="m4300 21250h7700v-15908h-8230">
          <text:p/>
        </draw:connector>
        <draw:frame draw:style-name="gr7" draw:text-style-name="P6" draw:layer="layout" svg:width="3.643cm" svg:height="0.603cm" svg:x="4.131cm" svg:y="20.65cm">
          <draw:text-box>
            <text:p text:style-name="P6"><text:span text:style-name="T2">[Mashup nicht korrekt]</text:span></text:p>
          </draw:text-box>
        </draw:frame>
        <draw:frame draw:style-name="gr18" draw:text-style-name="P6" draw:layer="layout" svg:width="2.877cm" svg:height="0.603cm" svg:x="3.6cm" svg:y="21.66cm">
          <draw:text-box>
            <text:p text:style-name="P6"><text:span text:style-name="T2">[Mashup korrekt]</text:span></text:p>
          </draw:text-box>
        </draw:frame>
        <draw:custom-shape draw:style-name="gr9" draw:text-style-name="P4" xml:id="id20" draw:id="id20" draw:layer="layout" svg:width="3cm" svg:height="1.5cm" svg:x="2.3cm" svg:y="16.2cm">
          <text:p text:style-name="P4"><text:span text:style-name="T2">Mashup auf</text:span></text:p>
          <text:p text:style-name="P4"><text:span text:style-name="T2">Mashup-Plattform</text:span></text:p>
          <text:p text:style-name="P4"><text:span text:style-name="T2">lad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8cm" svg:y1="15.6cm" svg:x2="3.8cm" svg:y2="16.2cm" draw:start-shape="id13" draw:start-glue-point="2" draw:end-shape="id20" draw:end-glue-point="0" svg:d="m3800 15600v600">
          <text:p/>
        </draw:connector>
        <draw:custom-shape draw:style-name="gr9" draw:text-style-name="P4" xml:id="id19" draw:id="id19" draw:layer="layout" svg:width="3cm" svg:height="1.5cm" svg:x="2.3cm" svg:y="18.3cm">
          <text:p text:style-name="P4"><text:span text:style-name="T2">Mashup</text:span></text:p>
          <text:p text:style-name="P4"><text:span text:style-name="T2">test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8cm" svg:y1="17.7cm" svg:x2="3.8cm" svg:y2="18.3cm" draw:start-shape="id20" draw:start-glue-point="2" draw:end-shape="id19" draw:end-glue-point="0" svg:d="m3800 17700v600">
          <text:p/>
        </draw:connector>
        <draw:connector draw:style-name="gr14" draw:text-style-name="P1" draw:layer="layout" svg:x1="3.85cm" svg:y1="11.25cm" svg:x2="3.8cm" svg:y2="12cm" draw:start-shape="id15" draw:start-glue-point="6" draw:end-shape="id12" draw:end-glue-point="0" svg:d="m3850 11250v376h-50v37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Jans-Linien-Pfeil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Wild</meta:initial-creator>
    <meta:creation-date>2011-10-22T18:52:02.13</meta:creation-date>
    <dc:date>2011-10-23T11:31:08.55</dc:date>
    <dc:creator>Jan Wild</dc:creator>
    <meta:editing-duration>PT2H1M45S</meta:editing-duration>
    <meta:editing-cycles>16</meta:editing-cycles>
    <meta:generator>LibreOffice/3.4$Win32 LibreOffice_project/340m1$Build-302</meta:generator>
    <meta:document-statistic meta:object-count="57"/>
  </office:meta>
</office:document-meta>
</file>